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ource Code Pro Medium1" svg:font-family="'Source Code Pro Medium'" style:font-pitch="fixed"/>
    <style:font-face style:name="Source Code Pro Medium" svg:font-family="'Source Code Pro Medium'" style:font-adornments="Regular" style:font-pitch="fixed"/>
    <style:font-face style:name="Noto Sans" svg:font-family="'Noto Sans'" style:font-adornments="Regular" style:font-pitch="variable"/>
    <style:font-face style:name="Noto Sans CJK TC Regular" svg:font-family="'Noto Sans CJK TC Regular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style:font-name="Source Code Pro Medium1" style:font-name-asian="Source Code Pro Medium1"/>
    </style:style>
    <style:style style:name="P2" style:family="paragraph" style:parent-style-name="Text_20_body">
      <style:text-properties officeooo:rsid="0008bfbe" officeooo:paragraph-rsid="0008bfbe"/>
    </style:style>
    <style:style style:name="P3" style:family="paragraph" style:parent-style-name="Text_20_body">
      <style:text-properties officeooo:rsid="000a2bb8" officeooo:paragraph-rsid="000a2bb8"/>
    </style:style>
    <style:style style:name="P4" style:family="paragraph" style:parent-style-name="Title">
      <style:text-properties officeooo:rsid="00062d47" officeooo:paragraph-rsid="00062d47"/>
    </style:style>
    <style:style style:name="P5" style:family="paragraph" style:parent-style-name="Text_20_body">
      <style:text-properties officeooo:rsid="000f405c" officeooo:paragraph-rsid="000f405c"/>
    </style:style>
    <style:style style:name="P6" style:family="paragraph" style:parent-style-name="Code">
      <style:text-properties style:font-name="Source Code Pro Medium1" officeooo:paragraph-rsid="000f405c" style:font-name-asian="Source Code Pro Medium1"/>
    </style:style>
    <style:style style:name="P7" style:family="paragraph" style:parent-style-name="Heading_20_1">
      <style:text-properties officeooo:rsid="00062d47" officeooo:paragraph-rsid="00062d47"/>
    </style:style>
    <style:style style:name="P8" style:family="paragraph" style:parent-style-name="Heading_20_1">
      <style:text-properties officeooo:rsid="0006b117" officeooo:paragraph-rsid="0006b117"/>
    </style:style>
    <style:style style:name="T1" style:family="text">
      <style:text-properties officeooo:rsid="00062d47"/>
    </style:style>
    <style:style style:name="T2" style:family="text">
      <style:text-properties officeooo:rsid="000a2bb8"/>
    </style:style>
    <style:style style:name="T3" style:family="text">
      <style:text-properties officeooo:rsid="000bc1b6"/>
    </style:style>
    <style:style style:name="T4" style:family="text">
      <style:text-properties style:font-name="Source Code Pro Medium1" style:font-name-asian="Source Code Pro Medium1"/>
    </style:style>
    <style:style style:name="T5" style:family="text">
      <style:text-properties officeooo:rsid="000f40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程式執行說明</text:p>
      <text:p text:style-name="Subtitle">機械系 陳建鳴 <text:span text:style-name="T1">E14046046</text:span></text:p>
      <text:h text:style-name="P7" text:outline-level="1">檔案結構</text:h>
      <text:p text:style-name="P6"><text:span text:style-name="T1">├</text:span>─ <text:span text:style-name="T5">main.m <text:s text:c="7"/>// Main Program</text:span></text:p>
      <text:p text:style-name="P6"><text:span text:style-name="T1">├</text:span>─ <text:span text:style-name="T5">100x100.mat <text:s text:c="2"/>// Result of 100x100 mesh</text:span></text:p>
      <text:p text:style-name="P1"><text:span text:style-name="T1">├</text:span>─ <text:span text:style-name="T5">(others are function files)</text:span></text:p>
      <text:p text:style-name="P6">└─ <text:span text:style-name="T1">doc</text:span></text:p>
      <text:p text:style-name="P6"><text:s text:c="5"/><text:span text:style-name="T1">├ figures <text:s text:c="2"/>// Plottings</text:span></text:p>
      <text:p text:style-name="P1"><text:s text:c="5"/><text:span text:style-name="T1">├ FEM_Project_Final.odt</text:span></text:p>
      <text:p text:style-name="P6"><text:s text:c="5"/><text:span text:style-name="T1">├</text:span> <text:span text:style-name="T1">FEM_Project_Final.pdf</text:span></text:p>
      <text:p text:style-name="P1"><text:span text:style-name="T1"><text:s text:c="5"/>├</text:span> <text:span text:style-name="T1">FEM_Project_Final_Code_readme.odt</text:span></text:p>
      <text:p text:style-name="P1"><text:s text:c="5"/>└ <text:span text:style-name="T1">FEM_Project_Final_Code_readme.pdf</text:span></text:p>
      <text:h text:style-name="P8" text:outline-level="1">執行說明</text:h>
      <text:p text:style-name="P5">修改主程式中的rN、cN可改變mesh的密度，plot setting區域可設定是否將網格或位移以向量形式繪出，gpu support區域為設定是否開啟gpu加速（但實際測試發現速度並沒有比較快，詳細原因待研究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ource Code Pro Medium1" svg:font-family="'Source Code Pro Medium'" style:font-pitch="fixed"/>
    <style:font-face style:name="Source Code Pro Medium" svg:font-family="'Source Code Pro Medium'" style:font-adornments="Regular" style:font-pitch="fixed"/>
    <style:font-face style:name="Noto Sans" svg:font-family="'Noto Sans'" style:font-adornments="Regular" style:font-pitch="variable"/>
    <style:font-face style:name="Noto Sans CJK TC Regular" svg:font-family="'Noto Sans CJK TC Regular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writing-mode="page"/>
      <style:text-properties style:font-name="Noto Sans" fo:font-family="'Noto Sans'" style:font-style-name="Regular" style:font-pitch="variable" fo:font-size="14pt" style:font-name-asian="Noto Sans CJK TC Regular" style:font-family-asian="'Noto Sans CJK TC Regular'" style:font-style-name-asian="Regular" style:font-pitch-asian="variable" style:font-size-asian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>
      <style:paragraph-properties style:writing-mode="page"/>
      <style:text-properties style:font-name="Source Code Pro Medium" fo:font-family="'Source Code Pro Medium'" style:font-style-name="Regular" style:font-pitch="fixed" fo:font-weight="normal" style:font-name-asian="Noto Sans CJK TC Regular" style:font-family-asian="'Noto Sans CJK TC Regular'" style:font-style-name-asian="Regular" style:font-pitch-asian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37S</meta:editing-duration>
    <meta:editing-cycles>10</meta:editing-cycles>
    <meta:generator>LibreOffice/5.2.2.2$Linux_X86_64 LibreOffice_project/20m0$Build-2</meta:generator>
    <dc:date>2017-01-15T02:43:35.351061169</dc:date>
    <meta:document-statistic meta:table-count="0" meta:image-count="0" meta:object-count="0" meta:page-count="1" meta:paragraph-count="14" meta:word-count="135" meta:character-count="417" meta:non-whitespace-character-count="355"/>
    <meta:user-defined meta:name="Info 1"/>
    <meta:user-defined meta:name="Info 2"/>
    <meta:user-defined meta:name="Info 3"/>
    <meta:user-defined meta:name="Info 4"/>
  </office:meta>
</office:document-meta>
</file>